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line-height="115%" fo:text-align="start" style:justify-single-word="false"/>
      <style:text-properties fo:color="#ffffff" loext:opacity="100%" fo:font-size="13pt" officeooo:rsid="00343f42" officeooo:paragraph-rsid="0014f6e5" style:font-size-asian="13pt" style:font-size-complex="13pt"/>
    </style:style>
    <style:style style:name="P2" style:family="paragraph" style:parent-style-name="Standard">
      <style:paragraph-properties fo:line-height="115%" fo:text-align="start" style:justify-single-word="false"/>
      <style:text-properties fo:color="#ffffff" loext:opacity="100%" fo:font-size="13pt" officeooo:rsid="00343f42" officeooo:paragraph-rsid="000b3043" style:font-size-asian="13pt" style:font-size-complex="13pt"/>
    </style:style>
    <style:style style:name="P3" style:family="paragraph" style:parent-style-name="Standard">
      <style:paragraph-properties fo:line-height="115%" fo:text-align="start" style:justify-single-word="false"/>
      <style:text-properties fo:color="#ffffff" loext:opacity="100%" fo:font-size="13pt" officeooo:rsid="0022a7f6" officeooo:paragraph-rsid="0014f6e5" style:font-size-asian="13pt" style:font-size-complex="13pt"/>
    </style:style>
    <style:style style:name="P4" style:family="paragraph" style:parent-style-name="Standard">
      <style:paragraph-properties fo:line-height="115%" fo:text-align="start" style:justify-single-word="false"/>
      <style:text-properties fo:color="#ffffff" loext:opacity="100%" fo:font-size="13pt" officeooo:rsid="00238dac" officeooo:paragraph-rsid="0014f6e5" style:font-size-asian="13pt" style:font-size-complex="13pt"/>
    </style:style>
    <style:style style:name="P5" style:family="paragraph" style:parent-style-name="Standard">
      <style:paragraph-properties fo:line-height="115%" fo:text-align="start" style:justify-single-word="false"/>
      <style:text-properties fo:color="#ffffff" loext:opacity="100%" fo:font-size="13pt" officeooo:rsid="00238dac" officeooo:paragraph-rsid="000e77f4" style:font-size-asian="13pt" style:font-size-complex="13pt"/>
    </style:style>
    <style:style style:name="P6" style:family="paragraph" style:parent-style-name="Standard">
      <style:paragraph-properties fo:line-height="115%" fo:text-align="start" style:justify-single-word="false"/>
      <style:text-properties fo:color="#ffffff" loext:opacity="100%" fo:font-size="13pt" officeooo:rsid="00238dac" officeooo:paragraph-rsid="0015dc0b" style:font-size-asian="13pt" style:font-size-complex="13pt"/>
    </style:style>
    <style:style style:name="P7" style:family="paragraph" style:parent-style-name="Standard">
      <style:paragraph-properties fo:line-height="115%" fo:text-align="start" style:justify-single-word="false"/>
      <style:text-properties fo:color="#ffffff" loext:opacity="100%" fo:font-size="13pt" officeooo:rsid="0040df07" officeooo:paragraph-rsid="0015dc0b" style:font-size-asian="13pt" style:font-size-complex="13pt"/>
    </style:style>
    <style:style style:name="P8" style:family="paragraph" style:parent-style-name="Standard">
      <style:paragraph-properties fo:line-height="115%" fo:text-align="start" style:justify-single-word="false"/>
      <style:text-properties fo:color="#ffffff" loext:opacity="100%" fo:font-size="13pt" officeooo:rsid="001ef38f" officeooo:paragraph-rsid="0015dc0b" style:font-size-asian="13pt" style:font-size-complex="13pt"/>
    </style:style>
    <style:style style:name="P9" style:family="paragraph" style:parent-style-name="Standard">
      <style:paragraph-properties fo:line-height="115%" fo:text-align="start" style:justify-single-word="false"/>
      <style:text-properties fo:color="#ffffff" loext:opacity="100%" fo:font-size="13pt" officeooo:rsid="000e77f4" officeooo:paragraph-rsid="000e77f4" style:font-size-asian="13pt" style:font-size-complex="13pt"/>
    </style:style>
    <style:style style:name="P10" style:family="paragraph" style:parent-style-name="Standard">
      <style:paragraph-properties fo:line-height="115%" fo:text-align="start" style:justify-single-word="false"/>
      <style:text-properties fo:color="#ffffff" loext:opacity="100%" fo:font-size="13pt" officeooo:rsid="00247e0d" officeooo:paragraph-rsid="000b3043" style:font-size-asian="13pt" style:font-size-complex="13pt"/>
    </style:style>
    <style:style style:name="P11" style:family="paragraph" style:parent-style-name="Standard">
      <style:paragraph-properties fo:line-height="115%" fo:text-align="start" style:justify-single-word="false"/>
      <style:text-properties fo:color="#ffffff" loext:opacity="100%" fo:font-size="13pt" officeooo:rsid="00101919" officeooo:paragraph-rsid="00101919" style:font-size-asian="13pt" style:font-size-complex="13pt"/>
    </style:style>
    <style:style style:name="P12" style:family="paragraph" style:parent-style-name="Standard">
      <style:paragraph-properties fo:line-height="115%" fo:text-align="start" style:justify-single-word="false"/>
      <style:text-properties fo:color="#ffffff" loext:opacity="100%" fo:font-size="13pt" officeooo:rsid="0028e27e" officeooo:paragraph-rsid="000b927d" style:font-size-asian="13pt" style:font-size-complex="13pt"/>
    </style:style>
    <style:style style:name="P13" style:family="paragraph" style:parent-style-name="Standard">
      <style:paragraph-properties fo:line-height="115%" fo:text-align="start" style:justify-single-word="false"/>
      <style:text-properties fo:color="#ffffff" loext:opacity="100%" fo:font-size="13pt" officeooo:rsid="0028fc66" officeooo:paragraph-rsid="000b927d" style:font-size-asian="13pt" style:font-size-complex="13pt"/>
    </style:style>
    <style:style style:name="P14" style:family="paragraph" style:parent-style-name="Standard">
      <style:paragraph-properties fo:line-height="115%" fo:text-align="start" style:justify-single-word="false"/>
      <style:text-properties fo:color="#ffffff" loext:opacity="100%" fo:font-size="13pt" officeooo:rsid="0028fc66" officeooo:paragraph-rsid="00101919" style:font-size-asian="13pt" style:font-size-complex="13pt"/>
    </style:style>
    <style:style style:name="P15" style:family="paragraph" style:parent-style-name="Standard">
      <style:paragraph-properties fo:line-height="115%" fo:text-align="start" style:justify-single-word="false"/>
      <style:text-properties fo:color="#ffffff" loext:opacity="100%" fo:font-size="13pt" officeooo:rsid="002a6135" officeooo:paragraph-rsid="000b927d" style:font-size-asian="13pt" style:font-size-complex="13pt"/>
    </style:style>
    <style:style style:name="P16" style:family="paragraph" style:parent-style-name="Standard">
      <style:paragraph-properties fo:line-height="115%" fo:text-align="start" style:justify-single-word="false"/>
      <style:text-properties fo:color="#ffffff" loext:opacity="100%" fo:font-size="13pt" officeooo:rsid="002a6135" officeooo:paragraph-rsid="00101919" style:font-size-asian="13pt" style:font-size-complex="13pt"/>
    </style:style>
    <style:style style:name="P17" style:family="paragraph" style:parent-style-name="Standard">
      <style:paragraph-properties fo:line-height="115%" fo:text-align="start" style:justify-single-word="false"/>
      <style:text-properties fo:color="#ffffff" loext:opacity="100%" fo:font-size="13pt" officeooo:rsid="002c5ccd" officeooo:paragraph-rsid="000b927d" style:font-size-asian="13pt" style:font-size-complex="13pt"/>
    </style:style>
    <style:style style:name="P18" style:family="paragraph" style:parent-style-name="Standard">
      <style:paragraph-properties fo:line-height="115%" fo:text-align="start" style:justify-single-word="false"/>
      <style:text-properties fo:color="#ffffff" loext:opacity="100%" fo:font-size="13pt" officeooo:rsid="002c5ccd" officeooo:paragraph-rsid="00101919" style:font-size-asian="13pt" style:font-size-complex="13pt"/>
    </style:style>
    <style:style style:name="P19" style:family="paragraph" style:parent-style-name="Standard">
      <style:paragraph-properties fo:line-height="115%" fo:text-align="start" style:justify-single-word="false"/>
      <style:text-properties fo:color="#ffffff" loext:opacity="100%" fo:font-size="13pt" officeooo:rsid="000bed86" officeooo:paragraph-rsid="000bed86" style:font-size-asian="13pt" style:font-size-complex="13pt"/>
    </style:style>
    <style:style style:name="P20" style:family="paragraph" style:parent-style-name="Standard">
      <style:paragraph-properties fo:line-height="115%" fo:text-align="start" style:justify-single-word="false"/>
      <style:text-properties fo:color="#ffffff" loext:opacity="100%" fo:font-size="13pt" officeooo:rsid="002f8cd9" officeooo:paragraph-rsid="00101919" style:font-size-asian="13pt" style:font-size-complex="13pt"/>
    </style:style>
    <style:style style:name="P21" style:family="paragraph" style:parent-style-name="Standard">
      <style:paragraph-properties fo:line-height="115%" fo:text-align="start" style:justify-single-word="false"/>
      <style:text-properties fo:color="#ffffff" loext:opacity="100%" fo:font-size="13pt" officeooo:rsid="000d67ac" officeooo:paragraph-rsid="000d67ac" style:font-size-asian="13pt" style:font-size-complex="13pt"/>
    </style:style>
    <style:style style:name="P22" style:family="paragraph" style:parent-style-name="Standard">
      <style:paragraph-properties fo:line-height="115%" fo:text-align="start" style:justify-single-word="false"/>
      <style:text-properties fo:color="#ffffff" loext:opacity="100%" fo:font-size="13pt" officeooo:rsid="00141d07" officeooo:paragraph-rsid="00141d07" style:font-size-asian="13pt" style:font-size-complex="13pt"/>
    </style:style>
    <style:style style:name="P23" style:family="paragraph" style:parent-style-name="Standard">
      <style:paragraph-properties fo:line-height="115%" fo:text-align="start" style:justify-single-word="false"/>
      <style:text-properties fo:color="#ffffff" loext:opacity="100%" fo:font-size="13pt" officeooo:rsid="0011d487" officeooo:paragraph-rsid="0011d487" style:font-size-asian="13pt" style:font-size-complex="13pt"/>
    </style:style>
    <style:style style:name="P24" style:family="paragraph" style:parent-style-name="normal">
      <style:paragraph-properties fo:line-height="115%" fo:text-align="start" style:justify-single-word="false"/>
      <style:text-properties fo:color="#ffffff" loext:opacity="100%" fo:font-size="13pt" officeooo:rsid="0011d487" officeooo:paragraph-rsid="0017cb64" style:font-size-asian="13pt" style:font-size-complex="13pt"/>
    </style:style>
    <style:style style:name="P25" style:family="paragraph" style:parent-style-name="Standard">
      <style:paragraph-properties fo:line-height="115%" fo:text-align="start" style:justify-single-word="false"/>
      <style:text-properties fo:color="#ffffff" loext:opacity="100%" fo:font-size="13pt" officeooo:rsid="0015dc0b" officeooo:paragraph-rsid="0015dc0b" style:font-size-asian="13pt" style:font-size-complex="13pt"/>
    </style:style>
    <style:style style:name="P26" style:family="paragraph" style:parent-style-name="normal">
      <style:paragraph-properties fo:line-height="115%" fo:text-align="start" style:justify-single-word="false"/>
      <style:text-properties fo:color="#ffffff" loext:opacity="100%" fo:font-size="13pt" officeooo:rsid="00180993" officeooo:paragraph-rsid="00180993" style:font-size-asian="13pt" style:font-size-complex="13pt"/>
    </style:style>
    <style:style style:name="P27" style:family="paragraph" style:parent-style-name="normal">
      <style:text-properties fo:color="#ffffff" loext:opacity="100%" officeooo:paragraph-rsid="0017cb64"/>
    </style:style>
    <style:style style:name="P28" style:family="paragraph" style:parent-style-name="Standard">
      <style:paragraph-properties fo:line-height="115%" fo:text-align="start" style:justify-single-word="false"/>
      <style:text-properties fo:color="#ffffff" loext:opacity="100%" officeooo:paragraph-rsid="00198755"/>
    </style:style>
    <style:style style:name="P29" style:family="paragraph" style:parent-style-name="Standard">
      <style:paragraph-properties fo:line-height="115%" fo:text-align="start" style:justify-single-word="false"/>
      <style:text-properties fo:color="#ffffff" loext:opacity="100%" officeooo:rsid="001a88d9" officeooo:paragraph-rsid="001a88d9"/>
    </style:style>
    <style:style style:name="P30" style:family="paragraph" style:parent-style-name="normal">
      <style:paragraph-properties fo:line-height="115%"/>
      <style:text-properties fo:color="#ffffff" loext:opacity="100%" officeooo:rsid="001a88d9" officeooo:paragraph-rsid="001a88d9"/>
    </style:style>
    <style:style style:name="P31" style:family="paragraph" style:parent-style-name="normal">
      <style:paragraph-properties fo:line-height="115%"/>
      <style:text-properties fo:color="#ffffff" loext:opacity="100%" officeooo:paragraph-rsid="001a88d9"/>
    </style:style>
    <style:style style:name="T1" style:family="text">
      <style:text-properties officeooo:rsid="00343f42"/>
    </style:style>
    <style:style style:name="T2" style:family="text">
      <style:text-properties officeooo:rsid="000bed86"/>
    </style:style>
    <style:style style:name="T3" style:family="text">
      <style:text-properties officeooo:rsid="000e77f4"/>
    </style:style>
    <style:style style:name="T4" style:family="text">
      <style:text-properties officeooo:rsid="00101919"/>
    </style:style>
    <style:style style:name="T5" style:family="text">
      <style:text-properties officeooo:rsid="0011d487"/>
    </style:style>
    <style:style style:name="T6" style:family="text">
      <style:text-properties officeooo:rsid="002651a7"/>
    </style:style>
    <style:style style:name="T7" style:family="text">
      <style:text-properties officeooo:rsid="00571cdb"/>
    </style:style>
    <style:style style:name="T8" style:family="text">
      <style:text-properties officeooo:rsid="001a88d9"/>
    </style:style>
    <style:style style:name="T9" style:family="text">
      <style:text-properties officeooo:rsid="001aebb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nfigurazione VM:</text:p>
      <text:p text:style-name="P3"><text:span text:style-name="T1">VDI </text:span>per il disco fisso 60 gb, 4gb ram</text:p>
      <text:p text:style-name="P3">scheda rete, <text:span text:style-name="T1">mod Bridge Wifi</text:span></text:p>
      <text:p text:style-name="P3">aggiungere 3 dischi 6 gb</text:p>
      <text:p text:style-name="P3">sistema processore 4 core</text:p>
      <text:p text:style-name="P1">Configurazione Windows:</text:p>
      <text:p text:style-name="P3">conf per org</text:p>
      <text:p text:style-name="P3">aggiunta a dom<text:span text:style-name="T1">inio</text:span></text:p>
      <text:p text:style-name="P3">chi usa sto pc “utente locale”</text:p>
      <text:p text:style-name="P3">dove sono driver = location driver store</text:p>
      <text:p text:style-name="P3">driver hanno permessi superiori</text:p>
      <text:p text:style-name="P4">una unità logica C dove W viene installato di default</text:p>
      <text:p text:style-name="P7"/>
      <text:p text:style-name="P7">Scheda rete VM</text:p>
      <text:p text:style-name="P8">host only <text:span text:style-name="T6">(no </text:span><text:span text:style-name="T1">c</text:span><text:span text:style-name="T6">onnessione)</text:span></text:p>
      <text:p text:style-name="P8"><text:span text:style-name="T1">NAT; VM</text:span> <text:s/><text:span text:style-name="T1">dipende da PC per connessione</text:span> <text:span text:style-name="T1">(VM ip== PC ip)</text:span></text:p>
      <text:p text:style-name="P8">Bridge: <text:span text:style-name="T1">VM entità staccata da PC ip=/= VM ip</text:span></text:p>
      <text:p text:style-name="P6"/>
      <text:p text:style-name="P2">Azioni su VM</text:p>
      <text:p text:style-name="P5"><text:span text:style-name="T1">F</text:span>unzioni aggiuntive:</text:p>
      <text:p text:style-name="P9">Pannello di controllo&gt;disinstalla o modifica&gt; attivazione funzionalità windows</text:p>
      <text:p text:style-name="P10"><text:span text:style-name="T1">V</text:span>isualizzatore eventi &gt; tutti log <text:span text:style-name="T3">su info <text:s/>eventi </text:span>windows</text:p>
      <text:p text:style-name="P10">stop code&gt; descrizione <text:span text:style-name="T3">evento </text:span>e codice <text:span text:style-name="T3">unico</text:span></text:p>
      <text:p text:style-name="P10"/>
      <text:p text:style-name="P10"><text:span text:style-name="T1">V</text:span>ariabile d’ambiente pat<text:span text:style-name="T4">h</text:span></text:p>
      <text:p text:style-name="P11">Pannello controllo&gt; sistema&gt; avanzate&gt; var amnbiente sistema&gt; path</text:p>
      <text:p text:style-name="P12">%% <text:span text:style-name="T4">shortcut directory </text:span></text:p>
      <text:p text:style-name="P13">%systemroot% = C: \Windows <text:span text:style-name="T4">esempio</text:span></text:p>
      <text:p text:style-name="P11">+ veloce <text:s/>+ universale</text:p>
      <text:p text:style-name="P13"/>
      <text:p text:style-name="P11">comando echo</text:p>
      <text:p text:style-name="P14">echo <text:span text:style-name="T4">stampa nella console o in txt</text:span></text:p>
      <text:p text:style-name="P13"><text:span text:style-name="T2">echo</text:span>&gt; “<text:span text:style-name="T2">s” </text:span>sovrascrive <text:span text:style-name="T2">testo.txt</text:span></text:p>
      <text:p text:style-name="P13">&gt;&gt; scrive nella seconda riga</text:p>
      <text:p text:style-name="P25">cd = change directory</text:p>
      <text:p text:style-name="P15">md <text:s/>= make directory</text:p>
      <text:p text:style-name="P17"/>
      <text:p text:style-name="P19"><text:span text:style-name="T4">C</text:span>reare file txt : &gt;testo.txt <text:s/>e con echo scrivi roba dentro</text:p>
      <text:p text:style-name="P19"/>
      <text:p text:style-name="P19"><text:span text:style-name="T5">roba desktop</text:span> %<text:span text:style-name="T5">userprofile%\</text:span>desktop dir </text:p>
      <text:p text:style-name="P19"/>
      <text:p text:style-name="P19">set per vedere variabili</text:p>
      <text:p text:style-name="P20"><text:soft-page-break/>taskill termina app</text:p>
      <text:p text:style-name="P21">fare una cosa alla volta, prima faccio cartella, poi testo</text:p>
      <text:p text:style-name="P22">se durante comando specifica cartella che non c’è lui la fa</text:p>
      <text:p text:style-name="P18">robocopy, serve per copiare sicurezza grosse qnt file (il taglia incolla= pericoloso)</text:p>
      <text:p text:style-name="P16">echo ciao &gt;&gt;%userprofile%\desktop\ciao.txt (fai un text con dentro ciao, con nome ciao)</text:p>
      <text:p text:style-name="P16"/>
      <text:p text:style-name="P23">nel /L %%G (L dice che usa contatore, %%G è contatore)</text:p>
      <text:p text:style-name="P23">(nel bat %% nel cmd%)</text:p>
      <text:p text:style-name="P23"/>
      <text:p text:style-name="P23"/>
      <text:p text:style-name="P27">conf networking</text:p>
      <text:p text:style-name="P27"/>
      <text:p text:style-name="P27">2 nomi:<text:line-break/>Nome netbios (max 15 char), e nomi computer.</text:p>
      <text:p text:style-name="P27">Il primo viene usato per popolare le risorse di rete </text:p>
      <text:p text:style-name="P27"/>
      <text:p text:style-name="P27">assegnazione indirizzo ip</text:p>
      <text:p text:style-name="P27"/>
      <text:p text:style-name="P27">ncpa.cpl exec comando</text:p>
      <text:p text:style-name="P27"/>
      <text:p text:style-name="P24">scheda di rete&gt;proprietà&gt;protocollo ipv4</text:p>
      <text:p text:style-name="P24"/>
      <text:p text:style-name="P26">gestione utenti</text:p>
      <text:p text:style-name="P26">gruppi e utenti</text:p>
      <text:p text:style-name="P26"/>
      <text:p text:style-name="P26">Windows RDP</text:p>
      <text:p text:style-name="P26"/>
      <text:p text:style-name="P28"><text:span text:style-name="T7">NSLOOKUP: </text:span>Strumento <text:span text:style-name="T7">di CMD </text:span><text:s/>per verificare la funzionalità DNS. </text:p>
      <text:p text:style-name="P28"/>
      <text:p text:style-name="P29">Firewall</text:p>
      <text:p text:style-name="P31">exec wf.msc <text:span text:style-name="T8">(Pannello controllo&gt; Firewall&gt; Avanzate)</text:span></text:p>
      <text:p text:style-name="P30">Attivazione <text:span text:style-name="T9">report</text:span> e <text:span text:style-name="T9">poi</text:span> fare regola nuova <text:span text:style-name="T9">firewall</text:span></text:p>
      <text:p text:style-name="P30"/>
      <text:p text:style-name="P30">Come creare una regola di Windows firewall</text:p>
      <text:p text:style-name="P30">regole connessioni&gt;cambia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it" fo:country="IT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it" fo:country="IT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ormal" style:family="paragraph">
      <style:paragraph-properties fo:margin-top="0cm" fo:margin-bottom="0cm" style:contextual-spacing="false" fo:line-height="115%" fo:text-align="start" style:justify-single-word="false" fo:orphans="2" fo:widows="2" style:writing-mode="lr-tb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1-15T21:36:42.678000000</dc:date>
    <meta:editing-duration>PT5H34M45S</meta:editing-duration>
    <meta:editing-cycles>17</meta:editing-cycles>
    <meta:generator>LibreOffice/7.4.3.2$Windows_X86_64 LibreOffice_project/1048a8393ae2eeec98dff31b5c133c5f1d08b890</meta:generator>
    <meta:document-statistic meta:table-count="0" meta:image-count="0" meta:object-count="0" meta:page-count="2" meta:paragraph-count="57" meta:word-count="320" meta:character-count="1997" meta:non-whitespace-character-count="1724"/>
  </office:meta>
</office:document-meta>
</file>